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8pt" fo:font-weight="bold"/>
    </style:style>
    <style:style style:name="P3" style:family="paragraph">
      <style:paragraph-properties fo:margin-left="0cm" fo:margin-right="0cm" fo:text-align="center" fo:text-indent="0cm"/>
      <style:text-properties fo:font-size="8pt"/>
    </style:style>
    <style:style style:name="P4" style:family="paragraph">
      <style:paragraph-properties fo:margin-left="0cm" fo:margin-right="0cm" fo:text-align="center" fo:text-indent="0cm"/>
      <style:text-properties fo:font-size="8pt" fo:font-style="italic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8pt" fo:font-weight="bold"/>
    </style:style>
    <style:style style:name="P7" style:family="paragraph">
      <style:paragraph-properties fo:margin-left="0cm" fo:margin-right="0cm" fo:text-align="center" fo:text-indent="0cm"/>
      <style:text-properties fo:font-size="8pt" fo:font-style="italic" fo:font-weight="normal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0" style:family="paragraph">
      <style:text-properties fo:font-size="10pt" style:font-size-asian="10pt" style:font-size-complex="10pt"/>
    </style:style>
    <style:style style:name="T1" style:family="text">
      <style:text-properties fo:font-size="8pt" fo:font-weight="bold"/>
    </style:style>
    <style:style style:name="T2" style:family="text">
      <style:text-properties fo:font-size="8pt"/>
    </style:style>
    <style:style style:name="T3" style:family="text">
      <style:text-properties fo:font-size="8pt" fo:font-style="italic"/>
    </style:style>
    <style:style style:name="T4" style:family="text">
      <style:text-properties fo:font-size="8pt" fo:font-style="italic" fo:font-weight="bold"/>
    </style:style>
    <style:style style:name="T5" style:family="text">
      <style:text-properties fo:font-size="8pt" fo:font-weight="normal"/>
    </style:style>
    <style:style style:name="T6" style:family="text">
      <style:text-properties fo:font-size="8pt" fo:font-style="italic" fo:font-weight="normal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custom-shape draw:style-name="gr1" draw:text-style-name="P2" draw:id="id2" draw:layer="layout" svg:width="3.5cm" svg:height="0.4cm" svg:x="0.999cm" svg:y="3.25cm">
          <text:p text:style-name="P1"><text:span text:style-name="T1">Проект (proekt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0.999cm" svg:y="3.65cm">
          <text:p text:style-name="P1"><text:span text:style-name="T2">Название (</text:span><text:span text:style-name="T1">name</text:span><text:span text:style-name="T2">)</text:span></text:p>
          <text:p text:style-name="P1"><text:span text:style-name="T2">[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3.5cm" svg:height="0.4cm" svg:x="5.599cm" svg:y="3.25cm">
          <text:p text:style-name="P1"><text:span text:style-name="T1">Заказ (zakaz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5.599cm" svg:y="4.05cm">
          <text:p text:style-name="P1"><text:span text:style-name="T2">Название (</text:span><text:span text:style-name="T1">name</text:span><text:span text:style-name="T2">)</text:span></text:p>
          <text:p text:style-name="P1"><text:span text:style-name="T2">[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5.599cm" svg:y="4.75cm">
          <text:p text:style-name="P1"><text:span text:style-name="T2">Дата (</text:span><text:span text:style-name="T1">date</text:span><text:span text:style-name="T2">)</text:span></text:p>
          <text:p text:style-name="P1"><text:span text:style-name="T2">[ 05.09.06 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5.599cm" svg:y="5.45cm">
          <text:p text:style-name="P1"><text:span text:style-name="T2">Оператор (</text:span><text:span text:style-name="T1">user</text:span><text:span text:style-name="T2">)</text:span></text:p>
          <text:p text:style-name="P1"><text:span text:style-name="T2">[ max ]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" draw:layer="layout" svg:width="3.5cm" svg:height="0.4cm" svg:x="5.599cm" svg:y="3.65cm">
          <text:p text:style-name="P1"><text:span text:style-name="T3">Проект (</text:span><text:span text:style-name="T4">proekt</text:span><text:span text:style-name="T3">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5.599cm" svg:y1="3.85cm" svg:x2="4.499cm" svg:y2="3.45cm" draw:start-shape="id1" draw:start-glue-point="3" draw:end-shape="id2" draw:end-glue-point="1">
          <text:p text:style-name="P8"/>
        </draw:connector>
        <draw:custom-shape draw:style-name="gr1" draw:text-style-name="P2" draw:id="id6" draw:layer="layout" svg:width="3.5cm" svg:height="0.4cm" svg:x="10.199cm" svg:y="3.25cm">
          <text:p text:style-name="P1"><text:span text:style-name="T1">Изделие (izdelie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10.199cm" svg:y="4.05cm">
          <text:p text:style-name="P1"><text:span text:style-name="T2">Название (</text:span><text:span text:style-name="T1">name</text:span><text:span text:style-name="T2">)</text:span></text:p>
          <text:p text:style-name="P1"><text:span text:style-name="T2">[ MB1730 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7" draw:layer="layout" svg:width="3.5cm" svg:height="0.7cm" svg:x="10.199cm" svg:y="4.75cm">
          <text:p text:style-name="P1"><text:span text:style-name="T2">Кол-во (</text:span><text:span text:style-name="T1">n</text:span><text:span text:style-name="T2">)</text:span></text:p>
          <text:p text:style-name="P1"><text:span text:style-name="T2">[ 10 ]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3" draw:layer="layout" svg:width="3.5cm" svg:height="0.4cm" svg:x="10.199cm" svg:y="3.65cm">
          <text:p text:style-name="P1"><text:span text:style-name="T3">Заказ (</text:span><text:span text:style-name="T4">zakaz</text:span><text:span text:style-name="T3">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10.199cm" svg:y1="3.85cm" svg:x2="9.099cm" svg:y2="3.45cm" draw:start-shape="id3" draw:start-glue-point="3" draw:end-shape="id4" draw:end-glue-point="1">
          <text:p text:style-name="P8"/>
        </draw:connector>
        <draw:custom-shape draw:style-name="gr1" draw:text-style-name="P2" draw:id="id8" draw:layer="layout" svg:width="3.5cm" svg:height="0.4cm" svg:x="14.799cm" svg:y="3.25cm">
          <text:p text:style-name="P1"><text:span text:style-name="T1">Состав (sostav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14.799cm" svg:y="4.05cm">
          <text:p text:style-name="P1"><text:span text:style-name="T2">Наименование (</text:span><text:span text:style-name="T1">name</text:span><text:span text:style-name="T2">)</text:span></text:p>
          <text:p text:style-name="P1"><text:span text:style-name="T2">[ Плата ]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5" draw:layer="layout" svg:width="3.5cm" svg:height="0.4cm" svg:x="14.799cm" svg:y="3.65cm">
          <text:p text:style-name="P1"><text:span text:style-name="T3">Изделие (</text:span><text:span text:style-name="T4">izdelie</text:span><text:span text:style-name="T3">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14.799cm" svg:y1="3.85cm" svg:x2="13.699cm" svg:y2="3.45cm" draw:start-shape="id5" draw:start-glue-point="3" draw:end-shape="id6" draw:end-glue-point="1">
          <text:p text:style-name="P8"/>
        </draw:connector>
        <draw:custom-shape draw:style-name="gr3" draw:text-style-name="P4" draw:id="id11" draw:layer="layout" svg:width="3.5cm" svg:height="0.4cm" svg:x="20.499cm" svg:y="3.95cm">
          <text:p text:style-name="P1"><text:span text:style-name="T3">Комплектация (</text:span><text:span text:style-name="T4">kompl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15.549cm" svg:y="7.35cm">
          <text:p text:style-name="P1"><text:span text:style-name="T2">Наименование (</text:span><text:span text:style-name="T1">name</text:span><text:span text:style-name="T2">)</text:span></text:p>
          <text:p text:style-name="P1"><text:span text:style-name="T2">[ LPC2106 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8" draw:layer="layout" svg:width="3.5cm" svg:height="0.7cm" svg:x="15.549cm" svg:y="8.75cm">
          <text:p text:style-name="P1"><text:span text:style-name="T2">Требуется (</text:span><text:span text:style-name="T1">need</text:span><text:span text:style-name="T2">)</text:span></text:p>
          <text:p text:style-name="P1"><text:span text:style-name="T2">[ 10 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9" draw:layer="layout" svg:width="3.5cm" svg:height="0.7cm" svg:x="15.549cm" svg:y="9.45cm">
          <text:p text:style-name="P1"><text:span text:style-name="T2">Снято (</text:span><text:span text:style-name="T1">snato</text:span><text:span text:style-name="T2">)</text:span></text:p>
          <text:p text:style-name="P1"><text:span text:style-name="T2">[3]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7" draw:layer="layout" svg:width="3.5cm" svg:height="0.4cm" svg:x="15.549cm" svg:y="6.95cm">
          <text:p text:style-name="P1"><text:span text:style-name="T3">Состав (</text:span><text:span text:style-name="T4">sostav</text:span><text:span text:style-name="T3">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draw:line-skew="0.25cm 1cm" svg:x1="19.049cm" svg:y1="7.15cm" svg:x2="18.299cm" svg:y2="3.45cm" draw:start-shape="id7" draw:start-glue-point="1" draw:end-shape="id8" draw:end-glue-point="1">
          <text:p text:style-name="P8"/>
        </draw:connector>
        <draw:custom-shape draw:style-name="gr1" draw:text-style-name="P2" draw:layer="layout" svg:width="3.5cm" svg:height="0.4cm" svg:x="25.199cm" svg:y="3.259cm">
          <text:p text:style-name="P1"><text:span text:style-name="T1">Расход (rashod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25.199cm" svg:y="4.9cm">
          <text:p text:style-name="P1"><text:span text:style-name="T2">Кол-во (</text:span><text:span text:style-name="T1">n</text:span><text:span text:style-name="T2">)</text:span></text:p>
          <text:p text:style-name="P1"><text:span text:style-name="T2">[4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.2cm" svg:x="25.199cm" svg:y="5.6cm">
          <text:p text:style-name="P1"><text:span text:style-name="T2">Снято (</text:span><text:span text:style-name="T1">snato</text:span><text:span text:style-name="T2">)</text:span></text:p>
          <text:p text:style-name="P1"><text:span text:style-name="T2">[3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3.5cm" svg:height="0.7cm" svg:x="20.499cm" svg:y="3.25cm">
          <text:p text:style-name="P1"><text:span text:style-name="T1">Расходный</text:span></text:p>
          <text:p text:style-name="P1"><text:span text:style-name="T1">ордер (order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20.499cm" svg:y="4.35cm">
          <text:p text:style-name="P1"><text:span text:style-name="T2">Дата (</text:span><text:span text:style-name="T1">date</text:span><text:span text:style-name="T2">)</text:span></text:p>
          <text:p text:style-name="P1"><text:span text:style-name="T2">[ 10.09.2006 ]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9" draw:layer="layout" svg:width="3.5cm" svg:height="0.85cm" svg:x="25.199cm" svg:y="3.65cm">
          <text:p text:style-name="P1"><text:span text:style-name="T3">Расходный ордер</text:span></text:p>
          <text:p text:style-name="P1"><text:span text:style-name="T3">(</text:span><text:span text:style-name="T4">order</text:span><text:span text:style-name="T3">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25.199cm" svg:y1="4.075cm" svg:x2="23.999cm" svg:y2="3.6cm" draw:start-shape="id9" draw:start-glue-point="3" draw:end-shape="id10" draw:end-glue-point="1">
          <text:p text:style-name="P8"/>
        </draw:connector>
        <draw:custom-shape draw:style-name="gr5" draw:text-style-name="P6" draw:id="id33" draw:layer="layout" svg:width="3.5cm" svg:height="0.4cm" svg:x="15.549cm" svg:y="6.55cm">
          <text:p text:style-name="P1"><text:span text:style-name="T1">Комплектация (kompl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0cm 0cm 0.6cm" svg:x1="20.499cm" svg:y1="4.15cm" svg:x2="20.899cm" svg:y2="10.75cm" draw:start-shape="id11" draw:start-glue-point="3" draw:end-shape="id12" draw:end-glue-point="1">
          <text:p text:style-name="P8"/>
        </draw:connector>
        <draw:custom-shape draw:style-name="gr1" draw:text-style-name="P2" draw:id="id16" draw:layer="layout" svg:width="3.5cm" svg:height="0.4cm" svg:x="0.999cm" svg:y="12.45cm">
          <text:p text:style-name="P1"><text:span text:style-name="T1">Закупки (zakupki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0.999cm" svg:y="12.85cm">
          <text:p text:style-name="P1"><text:span text:style-name="T2">Наименование (</text:span><text:span text:style-name="T1">name</text:span><text:span text:style-name="T2">)</text:span></text:p>
          <text:p text:style-name="P1"><text:span text:style-name="T2">[ LPC2106 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0.999cm" svg:y="14.7cm">
          <text:p text:style-name="P1"><text:span text:style-name="T2">Счет (</text:span><text:span text:style-name="T1">schet</text:span><text:span text:style-name="T2">)</text:span></text:p>
          <text:p text:style-name="P1"><text:span text:style-name="T2">[ 22/3 от 25.09.06 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5cm" svg:height="0.7cm" svg:x="0.999cm" svg:y="15.4cm">
          <text:p text:style-name="P1"><text:span text:style-name="T2">Кол-во (</text:span><text:span text:style-name="T1">n</text:span><text:span text:style-name="T2">)</text:span></text:p>
          <text:p text:style-name="P1"><text:span text:style-name="T2">[ 20 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0.999cm" svg:y="16.1cm">
          <text:p text:style-name="P1"><text:span text:style-name="T2">№ </text:span><text:span text:style-name="T2">платежа (</text:span><text:span text:style-name="T1">platej</text:span><text:span text:style-name="T2">)</text:span></text:p>
          <text:p text:style-name="P1"><text:span text:style-name="T2">[ 223654 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0.999cm" svg:y="16.8cm">
          <text:p text:style-name="P1"><text:span text:style-name="T2">Дата (</text:span><text:span text:style-name="T1">date</text:span><text:span text:style-name="T2">)</text:span></text:p>
          <text:p text:style-name="P1"><text:span text:style-name="T2">[ 20.09.06 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0.999cm" svg:y="17.5cm">
          <text:p text:style-name="P1"><text:span text:style-name="T2">Оператор (</text:span><text:span text:style-name="T1">user</text:span><text:span text:style-name="T2">)</text:span></text:p>
          <text:p text:style-name="P1"><text:span text:style-name="T2">[ alex 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4" draw:layer="layout" svg:width="3.5cm" svg:height="0.75cm" svg:x="5.599cm" svg:y="6.75cm">
          <text:p text:style-name="P1"><text:span text:style-name="T1">Поставщики</text:span></text:p>
          <text:p text:style-name="P1"><text:span text:style-name="T1">(postavshiki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5.599cm" svg:y="7.5cm">
          <text:p text:style-name="P1"><text:span text:style-name="T2">Название (</text:span><text:span text:style-name="T1">name</text:span><text:span text:style-name="T2">)</text:span></text:p>
          <text:p text:style-name="P1"><text:span text:style-name="T2">[ Компел 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8" draw:layer="layout" svg:width="3.5cm" svg:height="0.85cm" svg:x="5.549cm" svg:y="8.9cm">
          <text:p text:style-name="P1"><text:span text:style-name="T1">Производители</text:span></text:p>
          <text:p text:style-name="P1"><text:span text:style-name="T1">(proizvoditeli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5.549cm" svg:y="9.75cm">
          <text:p text:style-name="P1"><text:span text:style-name="T2">Название</text:span><text:span text:style-name="T5"> (</text:span><text:span text:style-name="T1">name</text:span><text:span text:style-name="T5">)</text:span></text:p>
          <text:p text:style-name="P1"><text:span text:style-name="T2">[ Philips ]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3" draw:layer="layout" svg:width="3.5cm" svg:height="0.75cm" svg:x="0.999cm" svg:y="13.95cm">
          <text:p text:style-name="P1"><text:span text:style-name="T3">Поставщик</text:span></text:p>
          <text:p text:style-name="P1"><text:span text:style-name="T3">(</text:span><text:span text:style-name="T4">postavshik</text:span><text:span text:style-name="T3">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-0.15cm" svg:x1="4.499cm" svg:y1="14.325cm" svg:x2="5.599cm" svg:y2="7.125cm" draw:start-shape="id13" draw:start-glue-point="1" draw:end-shape="id14" draw:end-glue-point="3">
          <text:p text:style-name="P8"/>
        </draw:connector>
        <draw:custom-shape draw:style-name="gr1" draw:text-style-name="P2" draw:id="id24" draw:layer="layout" svg:width="3.5cm" svg:height="0.4cm" svg:x="5.799cm" svg:y="11.75cm">
          <text:p text:style-name="P1"><text:span text:style-name="T1">Приход (prihod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5.799cm" svg:y="12.55cm">
          <text:p text:style-name="P1"><text:span text:style-name="T2">Наименование (</text:span><text:span text:style-name="T1">name</text:span><text:span text:style-name="T2">)</text:span></text:p>
          <text:p text:style-name="P1"><text:span text:style-name="T2">[ LPC2106 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5.799cm" svg:y="17.9cm">
          <text:p text:style-name="P1"><text:span text:style-name="T2">Накладная (</text:span><text:span text:style-name="T1">naklad</text:span><text:span text:style-name="T2">)</text:span></text:p>
          <text:p text:style-name="P1"><text:span text:style-name="T2">[ 55214 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5.799cm" svg:y="18.6cm">
          <text:p text:style-name="P1"><text:span text:style-name="T2">Оператор (</text:span><text:span text:style-name="T1">user</text:span><text:span text:style-name="T2">)</text:span></text:p>
          <text:p text:style-name="P1"><text:span text:style-name="T2">[ alex 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5.799cm" svg:y="19.3cm">
          <text:p text:style-name="P1"><text:span text:style-name="T2">Дата (</text:span><text:span text:style-name="T1">date</text:span><text:span text:style-name="T2">)</text:span></text:p>
          <text:p text:style-name="P1"><text:span text:style-name="T2">[ 17.10.06 ]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7" draw:layer="layout" svg:width="3.5cm" svg:height="0.75cm" svg:x="5.799cm" svg:y="14.35cm">
          <text:p text:style-name="P1"><text:span text:style-name="T3">Производитель</text:span></text:p>
          <text:p text:style-name="P1"><text:span text:style-name="T3">(</text:span><text:span text:style-name="T4">proizvoditel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5" draw:layer="layout" svg:width="3.5cm" svg:height="0.4cm" svg:x="5.799cm" svg:y="12.15cm">
          <text:p text:style-name="P1"><text:span text:style-name="T3">Закупки (</text:span><text:span text:style-name="T4">zakupki</text:span><text:span text:style-name="T3">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5.799cm" svg:y1="12.35cm" svg:x2="4.499cm" svg:y2="12.65cm" draw:start-shape="id15" draw:start-glue-point="3" draw:end-shape="id16" draw:end-glue-point="1">
          <text:p text:style-name="P8"/>
        </draw:connector>
        <draw:connector draw:style-name="gr4" draw:text-style-name="P5" draw:layer="layout" svg:x1="9.299cm" svg:y1="14.725cm" svg:x2="9.049cm" svg:y2="9.325cm" draw:start-shape="id17" draw:start-glue-point="1" draw:end-shape="id18" draw:end-glue-point="1">
          <text:p text:style-name="P8"/>
        </draw:connector>
        <draw:custom-shape draw:style-name="gr6" draw:text-style-name="P6" draw:layer="layout" svg:width="2.35cm" svg:height="0.4cm" svg:x="1.299cm" svg:y="2.5cm">
          <text:p text:style-name="P1"><text:span text:style-name="T1">Добавить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35cm" svg:height="0.4cm" svg:x="6.099cm" svg:y="2.5cm">
          <text:p text:style-name="P1"><text:span text:style-name="T1">Добавить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35cm" svg:height="0.4cm" svg:x="6.099cm" svg:y="1.95cm">
          <text:p text:style-name="P1"><text:span text:style-name="T1">Анализ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35cm" svg:height="0.4cm" svg:x="10.749cm" svg:y="2.5cm">
          <text:p text:style-name="P1"><text:span text:style-name="T1">Добавить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5cm" svg:height="0.4cm" svg:x="20.258cm" svg:y="19.55cm">
          <text:p text:style-name="P8"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35cm" svg:height="0.4cm" svg:x="15.349cm" svg:y="2.55cm">
          <text:p text:style-name="P1"><text:span text:style-name="T1">BOM-файл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id="id29" draw:layer="layout" svg:width="2.85cm" svg:height="1.1cm" svg:x="25.049cm" svg:y="9.2cm">
          <text:p text:style-name="P1"><text:span text:style-name="T1">Сформировать</text:span></text:p>
          <text:p text:style-name="P1"><text:span text:style-name="T1">расходный ордер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id="id21" draw:layer="layout" svg:width="1.15cm" svg:height="0.4cm" svg:x="25.299cm" svg:y="6.3cm">
          <text:p text:style-name="P1"><text:span text:style-name="T1">кол-во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id="id20" draw:layer="layout" draw:type="curve" svg:x1="23.081cm" svg:y1="7.386cm" svg:x2="19.049cm" svg:y2="9.8cm" draw:end-shape="id19" draw:end-glue-point="1">
          <text:p text:style-name="P8"/>
        </draw:connector>
        <draw:connector draw:style-name="gr7" draw:text-style-name="P5" draw:layer="layout" draw:type="curve" svg:x1="23.081cm" svg:y1="7.386cm" svg:x2="25.874cm" svg:y2="6.7cm" draw:start-shape="id20" draw:start-glue-point="2" draw:end-shape="id21" draw:end-glue-point="2">
          <text:p text:style-name="P8"/>
        </draw:connector>
        <draw:custom-shape draw:style-name="gr2" draw:text-style-name="P3" draw:layer="layout" svg:width="3.5cm" svg:height="0.7cm" svg:x="5.799cm" svg:y="16.5cm">
          <text:p text:style-name="P1"><text:span text:style-name="T2">Цена (</text:span><text:span text:style-name="T1">price</text:span><text:span text:style-name="T2">)</text:span></text:p>
          <text:p text:style-name="P1"><text:span text:style-name="T2">[ 15 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5.799cm" svg:y="17.2cm">
          <text:p text:style-name="P1"><text:span text:style-name="T2">Место (</text:span><text:span text:style-name="T1">mesto</text:span><text:span text:style-name="T2">)</text:span></text:p>
          <text:p text:style-name="P1"><text:span text:style-name="T2">[ C 2 D 3]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id="id22" draw:layer="layout" svg:width="2.85cm" svg:height="1.1cm" svg:x="12.899cm" svg:y="10.55cm">
          <text:p text:style-name="P1"><text:span text:style-name="T1">Анализ закупок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id="id23" draw:layer="layout" draw:type="curve" draw:line-skew="-0.283cm" svg:x1="6.24cm" svg:y1="11.265cm" svg:x2="2.749cm" svg:y2="12.45cm" draw:end-shape="id16" draw:end-glue-point="0">
          <text:p text:style-name="P8"/>
        </draw:connector>
        <draw:connector draw:style-name="gr7" draw:text-style-name="P5" draw:layer="layout" draw:type="curve" svg:x1="14.324cm" svg:y1="11.65cm" svg:x2="6.24cm" svg:y2="11.265cm" draw:start-shape="id22" draw:start-glue-point="2" draw:end-shape="id23" draw:end-glue-point="2">
          <text:p text:style-name="P8"/>
        </draw:connector>
        <draw:custom-shape draw:style-name="gr2" draw:text-style-name="P3" draw:layer="layout" svg:width="3.5cm" svg:height="0.7cm" svg:x="20.499cm" svg:y="5.05cm">
          <text:p text:style-name="P1"><text:span text:style-name="T2">Оператор (</text:span><text:span text:style-name="T1">user</text:span><text:span text:style-name="T2">)</text:span></text:p>
          <text:p text:style-name="P1"><text:span text:style-name="T2">[ alex ]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35cm" svg:height="0.4cm" svg:x="15.949cm" svg:y="5.9cm">
          <text:p text:style-name="P1"><text:span text:style-name="T1">Замена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id="id25" draw:layer="layout" svg:width="3.5cm" svg:height="0.4cm" svg:x="25.2cm" svg:y="4.5cm">
          <text:p text:style-name="P1"><text:span text:style-name="T6">Приход (</text:span><text:span text:style-name="T4">prihod</text:span><text:span text:style-name="T6">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id="id26" draw:layer="layout" draw:type="curve" draw:line-skew="-1.672cm" svg:x1="17.693cm" svg:y1="13.483cm" svg:x2="9.299cm" svg:y2="11.95cm" draw:end-shape="id24" draw:end-glue-point="1">
          <text:p text:style-name="P8"/>
        </draw:connector>
        <draw:connector draw:style-name="gr7" draw:text-style-name="P5" draw:layer="layout" draw:type="curve" draw:line-skew="2.336cm" svg:x1="25.2cm" svg:y1="4.7cm" svg:x2="17.693cm" svg:y2="13.483cm" draw:start-shape="id25" draw:start-glue-point="3" draw:end-shape="id26" draw:end-glue-point="2">
          <text:p text:style-name="P8"/>
        </draw:connector>
        <draw:connector draw:style-name="gr4" draw:text-style-name="P5" draw:layer="layout" draw:type="curve" svg:x1="11.949cm" svg:y1="5.45cm" svg:x2="15.549cm" svg:y2="9.1cm" draw:start-shape="id27" draw:start-glue-point="2" draw:end-shape="id28" draw:end-glue-point="3">
          <text:p text:style-name="P8"/>
        </draw:connector>
        <draw:connector draw:style-name="gr4" draw:text-style-name="P5" draw:id="id30" draw:layer="layout" draw:type="curve" draw:line-skew="-0.415cm" svg:x1="24.779cm" svg:y1="2.989cm" svg:x2="22.249cm" svg:y2="3.25cm" draw:end-shape="id10" draw:end-glue-point="0">
          <text:p text:style-name="P8"/>
        </draw:connector>
        <draw:connector draw:style-name="gr7" draw:text-style-name="P5" draw:id="id31" draw:layer="layout" draw:type="curve" svg:x1="24.931cm" svg:y1="7.72cm" svg:x2="26.474cm" svg:y2="9.2cm" draw:end-shape="id29">
          <text:p text:style-name="P8"/>
        </draw:connector>
        <draw:connector draw:style-name="gr7" draw:text-style-name="P5" draw:layer="layout" draw:type="curve" draw:line-skew="-0.626cm 1.982cm" svg:x1="24.779cm" svg:y1="2.989cm" svg:x2="24.931cm" svg:y2="7.72cm" draw:start-shape="id30" draw:start-glue-point="2" draw:end-shape="id31" draw:end-glue-point="2">
          <text:p text:style-name="P8"/>
        </draw:connector>
        <draw:custom-shape draw:style-name="gr6" draw:text-style-name="P6" draw:layer="layout" svg:width="2.35cm" svg:height="0.4cm" svg:x="21.199cm" svg:y="6.65cm">
          <text:p text:style-name="P1"><text:span text:style-name="T1">Снять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0.75cm" svg:x="10.649cm" svg:y="14.75cm">
          <text:p text:style-name="P1"><text:span text:style-name="T1">Типы (type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10.649cm" svg:y="15.5cm">
          <text:p text:style-name="P1"><text:span text:style-name="T2">Название (</text:span><text:span text:style-name="T1">typename</text:span><text:span text:style-name="T2">)</text:span></text:p>
          <text:p text:style-name="P1"><text:span text:style-name="T2">[ М/С Аналоговая 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10.649cm" svg:y="16.2cm">
          <text:p text:style-name="P1"><text:span text:style-name="T2">Обозначение (</text:span><text:span text:style-name="T1">symbol</text:span><text:span text:style-name="T2">)</text:span></text:p>
          <text:p text:style-name="P1"><text:span text:style-name="T2">[ DA 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10.649cm" svg:y="16.9cm">
          <text:p text:style-name="P1"><text:span text:style-name="T2">Статус (</text:span><text:span text:style-name="T1">used</text:span><text:span text:style-name="T2">)</text:span></text:p>
          <text:p text:style-name="P1"><text:span text:style-name="T2">[ 1 (TRUE) 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0.75cm" svg:x="14.749cm" svg:y="14.75cm">
          <text:p text:style-name="P1"><text:span text:style-name="T1">Пользователи (user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14.749cm" svg:y="16.2cm">
          <text:p text:style-name="P1"><text:span text:style-name="T2">Имя (</text:span><text:span text:style-name="T1">username</text:span><text:span text:style-name="T2">)</text:span></text:p>
          <text:p text:style-name="P1"><text:span text:style-name="T2">[ Алексей 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14.749cm" svg:y="15.5cm">
          <text:p text:style-name="P1"><text:span text:style-name="T2">Логин (</text:span><text:span text:style-name="T1">nickname</text:span><text:span text:style-name="T2">)</text:span></text:p>
          <text:p text:style-name="P1"><text:span text:style-name="T2">[ alex 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14.749cm" svg:y="16.9cm">
          <text:p text:style-name="P1"><text:span text:style-name="T2">Пароль (</text:span><text:span text:style-name="T1">passw</text:span><text:span text:style-name="T2">)</text:span></text:p>
          <text:p text:style-name="P1"><text:span text:style-name="T2">[ 1 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14.749cm" svg:y="17.6cm">
          <text:p text:style-name="P1"><text:span text:style-name="T2">Права (</text:span><text:span text:style-name="T1">permissions</text:span><text:span text:style-name="T2">)</text:span></text:p>
          <text:p text:style-name="P1"><text:span text:style-name="T2">[ -1 ]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0.7cm" svg:x="15.549cm" svg:y="8.05cm">
          <text:p text:style-name="P1"><text:span text:style-name="T3">Тип (</text:span><text:span text:style-name="T4">type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0.4cm" svg:x="0.999cm" svg:y="13.55cm">
          <text:p text:style-name="P1"><text:span text:style-name="T3">Тип (</text:span><text:span text:style-name="T4">type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0.4cm" svg:x="5.799cm" svg:y="13.25cm">
          <text:p text:style-name="P1"><text:span text:style-name="T3">Тип (</text:span><text:span text:style-name="T4">type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14.799cm" svg:y="4.75cm">
          <text:p text:style-name="P1"><text:span text:style-name="T2">Кол-во (</text:span><text:span text:style-name="T1">n</text:span><text:span text:style-name="T2">)</text:span></text:p>
          <text:p text:style-name="P1"><text:span text:style-name="T2">[ 10 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5.799cm" svg:y="13.65cm">
          <text:p text:style-name="P1"><text:span text:style-name="T2">Код (</text:span><text:span text:style-name="T1">kod</text:span><text:span text:style-name="T2">)</text:span></text:p>
          <text:p text:style-name="P1"><text:span text:style-name="T2">[ 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5.799cm" svg:y="15.8cm">
          <text:p text:style-name="P1"><text:span text:style-name="T2">Остаток (</text:span><text:span text:style-name="T1">ostatok</text:span><text:span text:style-name="T2">)</text:span></text:p>
          <text:p text:style-name="P1"><text:span text:style-name="T2">[ 15 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5.799cm" svg:y="15.1cm">
          <text:p text:style-name="P1"><text:span text:style-name="T2">Кол-во (</text:span><text:span text:style-name="T1">kolichestvo</text:span><text:span text:style-name="T2">)</text:span></text:p>
          <text:p text:style-name="P1"><text:span text:style-name="T2">[ 15 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9.299cm" svg:y="18.6cm">
          <text:p text:style-name="P1"><text:span text:style-name="T2">Оператор2 (</text:span><text:span text:style-name="T1">user2</text:span><text:span text:style-name="T2">)</text:span></text:p>
          <text:p text:style-name="P1"><text:span text:style-name="T2">[ alex 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9.299cm" svg:y="19.3cm">
          <text:p text:style-name="P1"><text:span text:style-name="T2">Дата2 (</text:span><text:span text:style-name="T1">date2</text:span><text:span text:style-name="T2">)</text:span></text:p>
          <text:p text:style-name="P1"><text:span text:style-name="T2">[ 17.10.06 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7cm" svg:x="17.399cm" svg:y="11.35cm">
          <text:p text:style-name="P1"><text:span text:style-name="T2">Наименование (</text:span><text:span text:style-name="T1">name</text:span><text:span text:style-name="T2">)</text:span></text:p>
          <text:p text:style-name="P1"><text:span text:style-name="T2">[ LPC2106 ]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32" draw:layer="layout" svg:width="3.5cm" svg:height="0.4cm" svg:x="17.399cm" svg:y="10.95cm">
          <text:p text:style-name="P1"><text:span text:style-name="T3">Комплектация (</text:span><text:span text:style-name="T4">kompl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id="id12" draw:layer="layout" svg:width="3.5cm" svg:height="0.4cm" svg:x="17.399cm" svg:y="10.55cm">
          <text:p text:style-name="P1"><text:span text:style-name="T1">Замена (zamena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20.899cm" svg:y1="11.15cm" svg:x2="19.049cm" svg:y2="6.75cm" draw:start-shape="id32" draw:start-glue-point="1" draw:end-shape="id33" draw:end-glue-point="1">
          <text:p text:style-name="P8"/>
        </draw:connector>
        <draw:frame draw:style-name="gr8" draw:layer="layout" svg:width="13.757cm" svg:height="0.963cm" svg:x="14.143cm" svg:y="1.087cm">
          <draw:text-box>
            <text:p text:style-name="P8">Основные взаимосвязи базы данных СКЛАД</text:p>
          </draw:text-box>
        </draw:frame>
        <draw:custom-shape draw:style-name="gr3" draw:text-style-name="P4" draw:layer="layout" svg:width="1.95cm" svg:height="0.4cm" svg:x="20.258cm" svg:y="18.9cm">
          <text:p text:style-name="P8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cm" svg:height="0.4cm" svg:x="20.258cm" svg:y="18.2cm">
          <text:p text:style-name="P8"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.501cm" svg:height="0.64cm" svg:x="22.158cm" svg:y="18.06cm">
          <draw:text-box>
            <text:p text:style-name="P9"><text:span text:style-name="T7">- поле</text:span></text:p>
          </draw:text-box>
        </draw:frame>
        <draw:frame draw:style-name="gr8" draw:text-style-name="P10" draw:layer="layout" svg:width="6.492cm" svg:height="0.64cm" svg:x="22.208cm" svg:y="18.71cm">
          <draw:text-box>
            <text:p text:style-name="P9"><text:span text:style-name="T7">- внешний ключ (завязан на поле ID)</text:span></text:p>
          </draw:text-box>
        </draw:frame>
        <draw:frame draw:style-name="gr8" draw:text-style-name="P10" draw:layer="layout" svg:width="2.225cm" svg:height="0.64cm" svg:x="22.208cm" svg:y="19.36cm">
          <draw:text-box>
            <text:p text:style-name="P9"><text:span text:style-name="T7">- действие</text:span></text:p>
          </draw:text-box>
        </draw:frame>
        <draw:custom-shape draw:style-name="gr1" draw:text-style-name="P2" draw:layer="layout" svg:width="1.9cm" svg:height="0.4cm" svg:x="20.25cm" svg:y="17.49cm">
          <text:p text:style-name="P8"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3.745cm" svg:height="0.64cm" svg:x="22.15cm" svg:y="17.35cm">
          <draw:text-box>
            <text:p text:style-name="P9"><text:span text:style-name="T7">- название таблиц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ru" style:country-asian="RU" style:font-family-complex="Tahoma" style:font-family-generic-complex="system" style:font-pitch-complex="variable" style:font-size-complex="24pt" style:language-complex="ru" style:country-complex="RU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6-09-06T17:09:04</meta:creation-date>
    <dc:date>2008-06-10T17:03:24</dc:date>
    <meta:print-date>2006-09-06T19:39:00</meta:print-date>
    <dc:language>ru-RU</dc:language>
    <meta:editing-cycles>20</meta:editing-cycles>
    <meta:editing-duration>PT3H27M32S</meta:editing-duration>
    <meta:user-defined meta:name="Info 1"/>
    <meta:user-defined meta:name="Info 2"/>
    <meta:user-defined meta:name="Info 3"/>
    <meta:user-defined meta:name="Info 4"/>
    <meta:document-statistic meta:object-count="109"/>
  </office:meta>
</office:document-meta>
</file>